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56f0" officeooo:paragraph-rsid="000c56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a ves en el uso y manipulación de un “Arduino uno”. Su IDE se trabaja en lenguaje “C”, por lo que su aprendizaje y uso fue fácil de aprender. El circuito aunque se inicio con cautela pronto se quitaron los miedos por un mal uso de las herramientas. </text:p>
      <text:p text:style-name="P1">En esta experiencia se desarrollaron 2 códigos propios uno que fue forzado a ejecutar paso por paso y otro que fue ello a través del uso de comando “for”. Esto se logro debido que todos los participantes de la clase estaban abiertos a compartir su conocimiento, retroalimentado lo enseñado por el profes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3T22:31:48.643000000</meta:creation-date>
    <dc:date>2024-12-23T22:40:10.456000000</dc:date>
    <meta:editing-duration>PT8M22S</meta:editing-duration>
    <meta:editing-cycles>1</meta:editing-cycles>
    <meta:document-statistic meta:table-count="0" meta:image-count="0" meta:object-count="0" meta:page-count="1" meta:paragraph-count="2" meta:word-count="100" meta:character-count="561" meta:non-whitespace-character-count="462"/>
    <meta:generator>LibreOffice/24.8.3.2$Windows_X86_64 LibreOffice_project/48a6bac9e7e268aeb4c3483fcf825c94556d9f92</meta:generator>
  </office:meta>
</office:document-meta>
</file>